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5.19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subtitle">
      <style:graphic-properties draw:fill-color="#ffffff" draw:textarea-vertical-align="top" fo:min-height="12.112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draw:textarea-vertical-align="top" fo:min-height="13.217cm"/>
    </style:style>
    <style:style style:name="pr10" style:family="presentation" style:parent-style-name="Default-subtitle">
      <style:graphic-properties draw:fill-color="#ffffff" draw:textarea-vertical-align="top" fo:min-height="13.213cm"/>
    </style:style>
    <style:style style:name="pr11" style:family="presentation" style:parent-style-name="Default-subtitle">
      <style:graphic-properties draw:fill-color="#ffffff" draw:textarea-vertical-align="top" draw:auto-grow-height="true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margin-left="1.016cm" fo:margin-right="0cm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paragraph-properties fo:margin-left="2.032cm" fo:margin-right="0cm" fo:text-align="start" fo:text-indent="0cm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0.254cm"/>
    </style:style>
    <style:style style:name="P9" style:family="paragraph">
      <style:paragraph-properties fo:margin-top="0cm" fo:margin-bottom="0.305cm"/>
    </style:style>
    <style:style style:name="P10" style:family="paragraph">
      <style:paragraph-properties fo:margin-top="0cm" fo:margin-bottom="0.356cm"/>
    </style:style>
    <style:style style:name="P11" style:family="paragraph">
      <style:paragraph-properties fo:margin-top="0cm" fo:margin-bottom="0.305cm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 fo:font-size="28pt" style:font-size-asian="28pt" style:font-size-complex="28pt"/>
    </style:style>
    <style:style style:name="T7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71cm" svg:y="3.557cm" presentation:class="subtitle" presentation:user-transformed="true">
          <draw:text-box>
            <text:p><text:span text:style-name="T1">Meet in the Middle &amp;</text:span></text:p>
            <text:p><text:span text:style-name="T1">Divide and Conquer Technique</text:span></text:p>
            <text:p><text:span text:style-name="T2"/></text:p>
            <text:p><text:span text:style-name="T2"/></text:p>
            <text:p><text:span text:style-name="T3">Oleh: Christianto Handojo</text:span></text:p>
            <text:p><text:span text:style-name="T3">Pelatnas I TOKI 2015</text:span></text:p>
            <text:p><text:span text:style-name="T3">Institut Teknologi Bandung</text:span></text:p>
            <text:p><text:span text:style-name="T3">Bandung, 3 November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toh 1: Subset Sum</text:p>
          </draw:text-box>
        </draw:frame>
        <draw:frame presentation:style-name="pr4" draw:text-style-name="P1" draw:layer="layout" svg:width="25.199cm" svg:height="15.193cm" svg:x="1.4cm" svg:y="4.914cm" presentation:class="subtitle" presentation:user-transformed="true">
          <draw:text-box>
            <text:p text:style-name="P1">Problem : </text:p>
            <text:p text:style-name="P2">Diberikan N buah bilangan, ambil beberapa bilangan sehingga totalnya adalah x atau laporkan tidak ada jawabannya.</text:p>
            <text:p text:style-name="P2"/>
            <text:p text:style-name="P3">Contoh:</text:p>
            <text:p text:style-name="P2">Ada 5 bilangan 1,4,9,20,29.</text:p>
            <text:p text:style-name="P2">Untuk x = 14, jawabannya 1+4+9</text:p>
            <text:p text:style-name="P2">Untuk x = 53, jawabannya 4+20+29</text:p>
            <text:p text:style-name="P2">Untuk x = 34, jawabannya 1+4+9+20</text:p>
            <text:p text:style-name="P2">Untuk x = 36, tidak ada jawaban.</text:p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Solusi Subset Sum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p text:style-name="P3">Solusi :</text:p>
            <text:list text:style-name="L1">
              <text:list-item>
                <text:p text:style-name="P2">Kalau N &lt;= 20, masih bisa brute force. Kompleksitas waktu = O(2^n), kompleksitas memori = O(n).</text:p>
              </text:list-item>
              <text:list-item>
                <text:p text:style-name="P2">Kalau bilangannya bulat dan x cukup kecil, bisa DP. Kompleksitas waktu &amp; memori = O(Nx)</text:p>
              </text:list-item>
              <text:list-item>
                <text:p text:style-name="P2">Gimana kalau 20 &lt; N &lt;= 40, dan x bisa sangat besar (batas integer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eet in the Middle </text:p>
          </draw:text-box>
        </draw:frame>
        <draw:frame presentation:style-name="pr7" draw:text-style-name="P4" draw:layer="layout" svg:width="25.199cm" svg:height="12.112cm" svg:x="1.4cm" svg:y="4.914cm" presentation:class="subtitle" presentation:user-transformed="true">
          <draw:text-box>
            <text:p text:style-name="P1"><text:span text:style-name="T4">Meet-in-the-middle adalah teknik pemecahan problem dengan tahap kerja:</text:span></text:p>
            <text:list text:style-name="L1">
              <text:list-item>
                <text:p text:style-name="P2"><text:span text:style-name="T4">Membagi problem asal menjadi beberapa buah subproblem yang saling bebas,</text:span></text:p>
              </text:list-item>
              <text:list-item>
                <text:p text:style-name="P2"><text:span text:style-name="T4">Setiap subproblem dipecahkan dengan cara apapun,</text:span></text:p>
              </text:list-item>
              <text:list-item>
                <text:p text:style-name="P2"><text:span text:style-name="T4">Solusi setiap subproblem digabung untuk mendapatkan solusi problem awal.</text:span></text:p>
                <text:p text:style-name="P2"><text:span text:style-name="T4"/></text:p>
              </text:list-item>
            </text:list>
            <text:p text:style-name="P3"><text:span text:style-name="T4">Kalau dipakai untuk memperbaiki brute force, biasanya tahap 2 berarti generate semua kemungkinan subprobl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lusi Subset Sum</text:p>
          </draw:text-box>
        </draw:frame>
        <draw:frame presentation:style-name="pr8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Pecah jadi 2 kelompok bilangan, isinya N/2 dan N-N/2 (untuk kasus ganjil.)</text:p>
              </text:list-item>
              <text:list-item>
                <text:p>Generate semua kemungkinan total untuk kelompok 1 dan 2.</text:p>
              </text:list-item>
              <text:list-item>
                <text:p>Cari pasangan total kelompok 1 dan 2 yang jumlahnya x (bisa jadi dari kelompok 1 atau 2 saja).</text:p>
                <text:p>Kompleksitas waktu = O(2^(N/2)) + cost penggabungan.</text:p>
                <text:p>Kompleksitas memori = O(2^(N/2)) + cost penggabunga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Solusi Subset Sum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p text:style-name="P1"><text:span text:style-name="T4">Solusi keseluruhan tergantung pada cara penggabungan yang dipilih, karena itu diperlukan cara penggabungan yang baik.</text:span></text:p>
            <text:p text:style-name="P1"><text:span text:style-name="T4"/></text:p>
            <text:p text:style-name="P1"><text:span text:style-name="T4">Contoh: Mencoba memasangkan seluruh kemungkinan kelompok 1 dengan seluruh kemungkinan kelompok 2 tidak baik, karena 2^(N/2) * 2^(N/2) = 2^N, artinya tidak ada perbaikan kompleksitas waktu.</text:span></text:p>
            <text:p text:style-name="P1"><text:span text:style-name="T4"/></text:p>
            <text:p text:style-name="P1"><text:span text:style-name="T4">Cara apa yang bisa dipakai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Solusi Subset Sum</text:p>
          </draw:text-box>
        </draw:frame>
        <draw:frame presentation:style-name="pr9" draw:text-style-name="P6" draw:layer="layout" svg:width="25.199cm" svg:height="13.217cm" svg:x="1.4cm" svg:y="4.914cm" presentation:class="subtitle" presentation:user-transformed="true">
          <draw:text-box>
            <text:p text:style-name="P1"><text:span text:style-name="T5">Pernah dengar soal ini? Diberikan 2 buah barisan bilangan, ambil satu bilangan dari masing-masing barisan sehingga totalnya sama dengan x.</text:span></text:p>
            <text:p text:style-name="P1"><text:span text:style-name="T5"/></text:p>
            <text:p text:style-name="P1"><text:span text:style-name="T5">Solusi yang lebih baik dari brute force adalah:</text:span></text:p>
            <text:list text:style-name="L1">
              <text:list-item>
                <text:p text:style-name="P2"><text:span text:style-name="T5">Sort masing-masing barisan.</text:span></text:p>
              </text:list-item>
              <text:list-item>
                <text:p text:style-name="P2"><text:span text:style-name="T5">Buat sebuah pointer yang letaknya di ujung besar baris 2.</text:span></text:p>
              </text:list-item>
              <text:list-item>
                <text:p text:style-name="P2"><text:span text:style-name="T5">Buat perulangan dari ujung kecil baris 1, dimana isi tiap perulangan adalah:</text:span></text:p>
              </text:list-item>
            </text:list>
            <text:list text:style-name="L3">
              <text:list-item>
                <text:p text:style-name="P5"><text:span text:style-name="T5">Selama total bilangan baris 1 saat ini dan bilangan baris 2 yang ditunjuk pointer terlalu besar, geser pointer ke kiri. Kalau tidak bisa, berarti tidak ada jawaban.</text:span></text:p>
              </text:list-item>
              <text:list-item>
                <text:p text:style-name="P5"><text:span text:style-name="T5">Jika pas, artinya ditemukan jawaban yang dikehendaki. Jika tidak, lanjutkan perulanga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Solusi Subset Sum</text:p>
          </draw:text-box>
        </draw:frame>
        <draw:frame presentation:style-name="pr10" draw:text-style-name="P4" draw:layer="layout" svg:width="25.199cm" svg:height="13.213cm" svg:x="1.4cm" svg:y="4.914cm" presentation:class="subtitle" presentation:user-transformed="true">
          <draw:text-box>
            <text:p text:style-name="P1"><text:span text:style-name="T4">Kalau cara ini yang dipakai, untuk 2 baris berisi N buah bilangan kompleksitas waktunya </text:span></text:p>
            <text:p text:style-name="P1"><text:span text:style-name="T4">O(N log N) + O(N) = O(N log N).</text:span></text:p>
            <text:p text:style-name="P1"><text:span text:style-name="T4"/></text:p>
            <text:p text:style-name="P1"><text:span text:style-name="T4">Kalau isi barisannya 2^(N/2)?</text:span></text:p>
            <text:p text:style-name="P1"><text:span text:style-name="T4">Substitusi ke hasil atas, dapat O(N*2^(N/2)).</text:span></text:p>
            <text:p text:style-name="P1"><text:span text:style-name="T4"/></text:p>
            <text:p text:style-name="P1"><text:span text:style-name="T4">Kompleksitas waktu subset sum keseluruhan = </text:span></text:p>
            <text:p text:style-name="P1"><text:span text:style-name="T4">O(2^(N/2)) + O(N*2^(N/2)) = O(N*2^(N/2))</text:span></text:p>
            <text:p text:style-name="P1"><text:span text:style-name="T4"/></text:p>
            <text:p text:style-name="P1"><text:span text:style-name="T4">Kompleksitas memori subset sum keseluruhan = </text:span></text:p>
            <text:p text:style-name="P1"><text:span text:style-name="T4">O(2^(N/2)) + O(1) = O(2^(N/2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tatan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iri-ciri soal yang memakai meet-in-the-middle sebagai solusinya:</text:span></text:p>
              </text:list-item>
            </text:list>
            <text:list text:style-name="L4">
              <text:list-item>
                <text:list>
                  <text:list-item>
                    <text:p><text:span text:style-name="T4">Batasan yang diberikan maksimal 2 kali batasan untuk solusi brute forcenya.</text:span></text:p>
                  </text:list-item>
                  <text:list-item>
                    <text:p><text:span text:style-name="T4">Tipe soalnya hanya bisa dipecahkan lewat brute force.</text:span></text:p>
                  </text:list-item>
                </text:list>
              </text:list-item>
              <text:list-item>
                <text:p><text:span text:style-name="T4">Cara penggabungan kedua bagian solusi harus lebih baik dibandingkan pemasangan semua kemungkinan, atau tidak ada perbaikan kompleksit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toh Soa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Va 10125 – Sumsets</text:p>
              </text:list-item>
              <text:list-item>
                <text:p>USACO Nov 09 Gold – Lights</text:p>
              </text:list-item>
              <text:list-item>
                <text:p>TCO 2010 Semifinal 2 – Funny Games (Suli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Divide and Conquer</text:p>
          </draw:text-box>
        </draw:frame>
        <draw:frame presentation:style-name="pr11" draw:text-style-name="P1" draw:layer="layout" svg:width="25.199cm" svg:height="12.179cm" svg:x="1.4cm" svg:y="4.914cm" presentation:class="subtitle">
          <draw:text-box>
            <text:p text:style-name="P1"><text:span text:style-name="T4">Divide and Conquer adalah teknik pemecahan problem dengan tahap kerja:</text:span></text:p>
            <text:list text:style-name="L1">
              <text:list-item>
                <text:p text:style-name="P2"><text:span text:style-name="T4">Membagi problem asal menjadi beberapa buah subproblem yang saling bebas,</text:span></text:p>
              </text:list-item>
              <text:list-item>
                <text:p text:style-name="P2"><text:span text:style-name="T4">Setiap subproblem dipecahkan dengan cara yang sama, kecuali untuk kasus basis,</text:span></text:p>
              </text:list-item>
              <text:list-item>
                <text:p text:style-name="P2"><text:span text:style-name="T4">Solusi setiap subproblem digabung untuk mendapatkan solusi problem awal.</text:span></text:p>
                <text:p text:style-name="P2"><text:span text:style-name="T4"/></text:p>
              </text:list-item>
            </text:list>
            <text:p text:style-name="P3"><text:span text:style-name="T4">Divide and Conquer cocok diimplementasikan menggunakan rekursi (tidak haru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Decrease and Conquer</text:p>
          </draw:text-box>
        </draw:frame>
        <draw:frame presentation:style-name="pr6" draw:text-style-name="P1" draw:layer="layout" svg:width="25.199cm" svg:height="12.179cm" svg:x="1.4cm" svg:y="4.914cm" presentation:class="subtitle" presentation:user-transformed="true">
          <draw:text-box>
            <text:p text:style-name="P1">Untuk beberapa algoritma, terkadang pada setiap tahap rekursi pasti hanya terbentuk sebuah subproblem yang perlu diproses.</text:p>
            <text:p text:style-name="P1"/>
            <text:p text:style-name="P1">Algoritma-algoritma ini bisa dikelompokkan tersendiri ke dalam teknik decrease and conquer, walaupun ada juga yang tetap menggunakan istilah divide and conquer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toh Algoritma</text:p>
          </draw:text-box>
        </draw:frame>
        <draw:frame presentation:style-name="pr8" draw:text-style-name="P8" draw:layer="layout" svg:width="25.199cm" svg:height="12.179cm" svg:x="1.4cm" svg:y="4.914cm" presentation:class="outline">
          <draw:text-box>
            <text:p text:style-name="P8">Divide and conquer</text:p>
            <text:list text:style-name="L2">
              <text:list-item>
                <text:p text:style-name="P8">Merge sort &amp; Quick Sort</text:p>
              </text:list-item>
              <text:list-item>
                <text:p text:style-name="P8">Strassen Algorithm</text:p>
                <text:p text:style-name="P8"/>
              </text:list-item>
            </text:list>
            <text:p text:style-name="P8">Decrease and conquer</text:p>
            <text:list text:continue-numbering="true" text:style-name="L2">
              <text:list-item>
                <text:p text:style-name="P8">Binary search</text:p>
              </text:list-item>
              <text:list-item>
                <text:p text:style-name="P8">Euclid algorith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aster Theore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4">Bentuk relasi rekursi harus</text:span></text:p>
                <text:p text:style-name="P9"><text:span text:style-name="T4">T(n) = a*T(n/b) + f(n).</text:span><text:span text:style-name="T4"><text:tab/></text:span><text:span text:style-name="T4"><text:tab/></text:span><text:span text:style-name="T4">a &gt;= 1, b &gt; 1</text:span></text:p>
              </text:list-item>
              <text:list-item>
                <text:p text:style-name="P9"><text:span text:style-name="T4">Jika f(n) = O(n^c), dimana c &lt; </text:span><text:span text:style-name="T6">b</text:span><text:span text:style-name="T4">log a,</text:span></text:p>
                <text:p text:style-name="P9"><text:span text:style-name="T4">T(n) = O(n^</text:span><text:span text:style-name="T6">b</text:span><text:span text:style-name="T4">log a)</text:span></text:p>
              </text:list-item>
              <text:list-item>
                <text:p text:style-name="P9"><text:span text:style-name="T4">Jika f(n) = O(n^c*(</text:span><text:span text:style-name="T6">2</text:span><text:span text:style-name="T4">log n)^k), dimana c = </text:span><text:span text:style-name="T6">b</text:span><text:span text:style-name="T4">log a,k &gt;= 0</text:span></text:p>
                <text:p text:style-name="P9"><text:span text:style-name="T4">T(n) = O(n^c*(</text:span><text:span text:style-name="T6">2</text:span><text:span text:style-name="T4">log n)^(k+1))</text:span></text:p>
              </text:list-item>
              <text:list-item>
                <text:p text:style-name="P9"><text:span text:style-name="T4">Jika f(n) = O(n^c), dimana c &gt; </text:span><text:span text:style-name="T6">b</text:span><text:span text:style-name="T4">log a dan </text:span></text:p>
                <text:p text:style-name="P9"><text:span text:style-name="T4">a*f(n/b) &lt;= k*f(n) untuk k &lt; 1 dan n yang besar,</text:span></text:p>
                <text:p text:style-name="P9"><text:span text:style-name="T4">T(n) = O(f(n)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toh Master Theorem</text:p>
          </draw:text-box>
        </draw:frame>
        <draw:frame presentation:style-name="pr8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Merge Sort </text:p>
                <text:p text:style-name="P10">T(n) = 2*T(n/2) + O(n)<text:tab/><text:tab/>→ T(n) = n <text:span text:style-name="T7">2</text:span>log n</text:p>
              </text:list-item>
              <text:list-item>
                <text:p text:style-name="P10">Merge Sort, merge memakai quick sort (salah)</text:p>
                <text:p text:style-name="P10">T(n) = 2*T(n/2) + O(n)<text:tab/><text:tab/>→ T(n) = n (<text:span text:style-name="T7">2</text:span>log n)^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Contoh 2: Perkalian Bilangan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 text:style-name="P1">Problem:</text:p>
            <text:p text:style-name="P2">Diberikan bilangan dengan N digit, dimana 1&lt;=N&lt;=20000, keluarkan hasil perkaliannya.</text:p>
            <text:p text:style-name="P2"/>
            <text:p text:style-name="P3">Solusi:</text:p>
            <text:list text:style-name="L1">
              <text:list-item>
                <text:p text:style-name="P2">Perkalian dengan cara SD, kompleksitas waktunya O(N^2).</text:p>
              </text:list-item>
              <text:list-item>
                <text:p text:style-name="P2">Adakah cara yang lebih baik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lusi Perkalian Bilang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ba kita gunakan divide and conquer</text:p>
              </text:list-item>
              <text:list-item>
                <text:p>A dan B panjangnya N digit, bisa dipecah jadi 2 N/2 bilangan</text:p>
                <text:p>A = a*10^(N/2) + b</text:p>
                <text:p>B = c*10^(N/2) + d</text:p>
              </text:list-item>
              <text:list-item>
                <text:p>Coba dikali</text:p>
                <text:p>A*B = a*c*10^N+(a*d+b*c)*10^(N/2)+b*d</text:p>
              </text:list-item>
              <text:list-item>
                <text:p>Kalau ini langsung dipakai giman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lusi Perkalian Bilang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st rekursi diatas =</text:p>
                <text:list>
                  <text:list-item>
                    <text:p>Ada 4 pemanggilan rekursi bilangan dengan N/2 digit.</text:p>
                  </text:list-item>
                  <text:list-item>
                    <text:p>Ada 3 penjumlahan bilangan N digit.</text:p>
                  </text:list-item>
                  <text:list-item>
                    <text:p>T(N) = 4*T(N/2) + O(N)</text:p>
                  </text:list-item>
                  <text:list-item>
                    <text:p>Berdasarkan master theorem, ini hasilnya O(N^2).</text:p>
                  </text:list-item>
                </text:list>
              </text:list-item>
              <text:list-item>
                <text:p>Ternyata cara ini sama hasilnya dengan brute force.</text:p>
              </text:list-item>
              <text:list-item>
                <text:p>Untuk mendapatkan kompleksitas yang lebih baik, total perkalian maksimal harus 3.</text:p>
              </text:list-item>
              <text:list-item>
                <text:p>Apa yang bisa diubah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lusi Perkalian Bilang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Koefisien dari 10^(N/2) adalah a*d+b*c, ada 2 perkalian disini. Bisakah bentuknya diubah?</text:p>
              </text:list-item>
              <text:list-item>
                <text:p>a*d+b*c+a*c+b*d = (a+b)*(c+d)</text:p>
              </text:list-item>
              <text:list-item>
                <text:p>a*c dan b*d sudah dihitung untuk koefisien sisanya.</text:p>
              </text:list-item>
              <text:list-item>
                <text:p>Artinya a*d+b*c diganti dengan (a+b)*(c+d)-(a*c+b*d)</text:p>
              </text:list-item>
              <text:list-item>
                <text:p>Cuma 3 perkalian, walaupun tambah 4 penjumlahan la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olusi Perkalian Bilangan</text:p>
          </draw:text-box>
        </draw:frame>
        <draw:frame presentation:style-name="pr8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(n) = 3*T(n/2) + O(n)</text:p>
              </text:list-item>
              <text:list-item>
                <text:p>Berdasarkan master theorem,</text:p>
                <text:p>T(n) = O(n^<text:span text:style-name="T7">2</text:span>log 3)</text:p>
              </text:list-item>
              <text:list-item>
                <text:p><text:span text:style-name="T7">2</text:span>log 3 = sekitar 1,585</text:p>
              </text:list-item>
              <text:list-item>
                <text:p>Cara ini dinamai algoritma Karatsuba</text:p>
              </text:list-item>
              <text:list-item>
                <text:p>Algoritma Strassen adalah pengembangan cara ini pada perkalian matri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tat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erbedaan DnC dengan meet-in-the-middle:</text:p>
                <text:list>
                  <text:list-item>
                    <text:p>DnC pemecahan problem menjadi subproblem dilakukan pada setiap tahap hingga kasus basis, sedangkan meet-in-the-middle pemecahan problem hanya dilakukan sekali.</text:p>
                  </text:list-item>
                </text:list>
              </text:list-item>
              <text:list-item>
                <text:p>Tidak ada peraturan optimal substructure / overlapping subproblem, makanya ini bukan D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toh Soa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EOI 2004 – Two Sawmills</text:p>
              </text:list-item>
              <text:list-item>
                <text:p>COCI 2009/2010 Round 3 -Razgovori</text:p>
              </text:list-item>
              <text:list-item>
                <text:p>SPOJ 6256. Inversion Cou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3T18:20:58.658000000</meta:creation-date>
    <dc:date>2014-11-04T08:12:16.157000000</dc:date>
    <meta:editing-duration>PT3H8M55S</meta:editing-duration>
    <meta:editing-cycles>29</meta:editing-cycles>
    <meta:generator>LibreOffice/4.3.1.2$Windows_x86 LibreOffice_project/958349dc3b25111dbca392fbc281a05559ef6848</meta:generator>
    <meta:document-statistic meta:object-count="108"/>
  </office:meta>
</office:document-meta>
</file>